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AC000002D2632482E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097cm" svg:height="19.102cm" svg:x="1.503cm" svg:y="0.798cm">
          <draw:image xlink:href="Pictures/10000000000002AC000002D2632482E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20:04:04.790000000</meta:creation-date>
    <dc:date>2015-03-12T20:04:27.820000000</dc:date>
    <meta:editing-duration>PT23S</meta:editing-duration>
    <meta:editing-cycles>1</meta:editing-cycles>
    <meta:document-statistic meta:object-count="1"/>
    <meta:generator>LibreOffice/4.3.2.2$Windows_x86 LibreOffice_project/edfb5295ba211bd31ad47d0bad0118690f76407d</meta:generator>
  </office:meta>
</office:document-meta>
</file>